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1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2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5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6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27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28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29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0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1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2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3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4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5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6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37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38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9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0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3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44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5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6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47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8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9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0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51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52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3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54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55" style:family="paragraph" style:parent-style-name="Standard">
      <style:text-properties officeooo:rsid="000989c2" officeooo:paragraph-rsid="000989c2"/>
    </style:style>
    <style:style style:name="P56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57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58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4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6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6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67" style:family="paragraph" style:parent-style-name="Standard">
      <style:text-properties fo:font-weight="bold" officeooo:rsid="00204bde" officeooo:paragraph-rsid="002402e9" style:font-weight-asian="bold" style:font-weight-complex="bold"/>
    </style:style>
    <style:style style:name="P68" style:family="paragraph" style:parent-style-name="Standard">
      <style:text-properties fo:font-weight="bold" officeooo:rsid="00204bde" officeooo:paragraph-rsid="0057cfc6" style:font-weight-asian="bold" style:font-weight-complex="bold"/>
    </style:style>
    <style:style style:name="P69" style:family="paragraph" style:parent-style-name="Standard">
      <style:text-properties fo:font-weight="bold" officeooo:rsid="00204bde" officeooo:paragraph-rsid="0058b9c5" style:font-weight-asian="bold" style:font-weight-complex="bold"/>
    </style:style>
    <style:style style:name="P70" style:family="paragraph" style:parent-style-name="Standard">
      <style:text-properties fo:font-weight="bold" officeooo:rsid="00204bde" officeooo:paragraph-rsid="00594a08" style:font-weight-asian="bold" style:font-weight-complex="bold"/>
    </style:style>
    <style:style style:name="P71" style:family="paragraph" style:parent-style-name="Standard">
      <style:text-properties fo:font-weight="bold" officeooo:rsid="00204bde" officeooo:paragraph-rsid="005a9f97" style:font-weight-asian="bold" style:font-weight-complex="bold"/>
    </style:style>
    <style:style style:name="P72" style:family="paragraph" style:parent-style-name="Standard">
      <style:text-properties fo:font-weight="bold" officeooo:rsid="00204bde" officeooo:paragraph-rsid="005c44de" style:font-weight-asian="bold" style:font-weight-complex="bold"/>
    </style:style>
    <style:style style:name="P73" style:family="paragraph" style:parent-style-name="Standard">
      <style:text-properties fo:font-weight="bold" officeooo:rsid="00204bde" officeooo:paragraph-rsid="005d5e85" style:font-weight-asian="bold" style:font-weight-complex="bold"/>
    </style:style>
    <style:style style:name="P74" style:family="paragraph" style:parent-style-name="Standard">
      <style:text-properties fo:font-weight="bold" officeooo:rsid="00204bde" officeooo:paragraph-rsid="005f675b" style:font-weight-asian="bold" style:font-weight-complex="bold"/>
    </style:style>
    <style:style style:name="P75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76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77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78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7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80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8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82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officeooo:rsid="000a5bca"/>
    </style:style>
    <style:style style:name="T26" style:family="text">
      <style:text-properties officeooo:rsid="000c49fe"/>
    </style:style>
    <style:style style:name="T27" style:family="text">
      <style:text-properties officeooo:rsid="000e1e6f"/>
    </style:style>
    <style:style style:name="T28" style:family="text">
      <style:text-properties officeooo:rsid="0017dbf1"/>
    </style:style>
    <style:style style:name="T29" style:family="text">
      <style:text-properties officeooo:rsid="001a40d6"/>
    </style:style>
    <style:style style:name="T30" style:family="text">
      <style:text-properties officeooo:rsid="001fdd7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04bde"/>
    </style:style>
    <style:style style:name="T33" style:family="text">
      <style:text-properties officeooo:rsid="001ec69d"/>
    </style:style>
    <style:style style:name="T34" style:family="text">
      <style:text-properties officeooo:rsid="000f7824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18fc56"/>
    </style:style>
    <style:style style:name="T37" style:family="text">
      <style:text-properties officeooo:rsid="0030c882"/>
    </style:style>
    <style:style style:name="T38" style:family="text">
      <style:text-properties officeooo:rsid="00383690"/>
    </style:style>
    <style:style style:name="T39" style:family="text">
      <style:text-properties officeooo:rsid="00458426"/>
    </style:style>
    <style:style style:name="T40" style:family="text">
      <style:text-properties officeooo:rsid="00464044"/>
    </style:style>
    <style:style style:name="T41" style:family="text">
      <style:text-properties officeooo:rsid="00521e03"/>
    </style:style>
    <style:style style:name="T42" style:family="text">
      <style:text-properties officeooo:rsid="00576f0a"/>
    </style:style>
    <style:style style:name="T43" style:family="text">
      <style:text-properties officeooo:rsid="000e43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Catalogue</text:p>
      <text:p text:style-name="P56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55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9"><text:tab/>1_ones_processor</text:p>
      <text:p text:style-name="P29"><text:tab/>2_Shift_bits</text:p>
      <text:p text:style-name="P29"><text:tab/>3_Char_to_binary</text:p>
      <text:p text:style-name="P29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6"><text:tab/><text:tab/>Print askii symbols</text:p>
      <text:p text:style-name="P36"><text:tab/><text:tab/>Print text file</text:p>
      <text:p text:style-name="P36"><text:tab/><text:tab/>Print hex file with strings</text:p>
      <text:p text:style-name="P36"><text:tab/><text:tab/>Defining text messages and reading program memory</text:p>
      <text:p text:style-name="P36"><text:tab/><text:tab/>Print the askii table</text:p>
      <text:p text:style-name="P36"><text:tab/><text:tab/>Lower to upper case conversion</text:p>
      <text:p text:style-name="P36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5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37"><text:tab/><text:tab/>Print out columns of numbers <text:s/>(2 examples)</text:p>
      <text:p text:style-name="P37"><text:tab/><text:tab/>Generate an array of random numbers and print them out in numerical order</text:p>
      <text:p text:style-name="P5"><text:span text:style-name="T5"><text:tab/></text:span><text:span text:style-name="T26">3_String_to_Bin</text:span></text:p>
      <text:p text:style-name="P5"><text:tab/><text:tab/><text:span text:style-name="T5">Enter numbers at keyboard</text:span></text:p>
      <text:p text:style-name="P37"><text:tab/><text:tab/>Enter the numbers 2, 4, 8, 16, 32, 64………………</text:p>
      <text:p text:style-name="P37"><text:tab/><text:tab/>Enter numbers at the keyboard and re-order them (smallest to largest)</text:p>
      <text:p text:style-name="P6"><text:span text:style-name="T5"><text:tab/></text:span><text:span text:style-name="T8">4</text:span><text:span text:style-name="T26">_Char_numbers</text:span></text:p>
      <text:p text:style-name="P18"><text:tab/>5_Hex_numbers</text:p>
      <text:p text:style-name="P7"><text:span text:style-name="T8"><text:tab/></text:span><text:span text:style-name="T28">6_Simple Division</text:span></text:p>
      <text:p text:style-name="P5"/>
      <text:p text:style-name="P5">4_Display_Driver_Basic</text:p>
      <text:p text:style-name="P30"><text:tab/>1_Segment_driver</text:p>
      <text:p text:style-name="P30"><text:span text:style-name="T27"><text:tab/>2</text:span>_Segment_driver</text:p>
      <text:p text:style-name="P30"><text:tab/>3_Numerical_entry</text:p>
      <text:p text:style-name="P30"><text:soft-page-break/><text:tab/>4_Num_from_KBD</text:p>
      <text:p text:style-name="P30"><text:tab/>5_Moving_display</text:p>
      <text:p text:style-name="P30"><text:tab/>6_Random_num_display</text:p>
      <text:p text:style-name="P32"><text:tab/></text:p>
      <text:p text:style-name="P12">5_Interrupts</text:p>
      <text:p text:style-name="P32"><text:tab/>1_Interrupt_basic<text:tab/><text:tab/><text:span text:style-name="T27">(4 simple examples)</text:span></text:p>
      <text:p text:style-name="P32"><text:tab/>2_Pin_Change_Interrupt<text:tab/><text:span text:style-name="T27">(Reaction time tester)</text:span></text:p>
      <text:p text:style-name="P32"><text:tab/>3_reaction_time_tester</text:p>
      <text:p text:style-name="P32"><text:tab/>4_File_download_with_interrupt</text:p>
      <text:p text:style-name="P32"><text:tab/><text:span text:style-name="T27">5</text:span>_File_download_with_interrupt</text:p>
      <text:p text:style-name="P32"><text:tab/>6_Roots_with_interrupt</text:p>
      <text:p text:style-name="P32"/>
      <text:p text:style-name="P17">6_Timers</text:p>
      <text:p text:style-name="P17"><text:tab/>6<text:span text:style-name="T3">A_String_only_clock</text:span></text:p>
      <text:p text:style-name="P33"><text:tab/>6B_calculator_based_clock</text:p>
      <text:p text:style-name="P33"><text:tab/>6C_mini_OS_clock</text:p>
      <text:p text:style-name="P33"><text:tab/>6D_mini_OS_clock_with_adjustment</text:p>
      <text:p text:style-name="P33"><text:tab/>6E_Stand_a_lone_clock</text:p>
      <text:p text:style-name="P33"><text:tab/>6F_Stop_watch</text:p>
      <text:p text:style-name="P38"/>
      <text:p text:style-name="P17"><text:span text:style-name="T34">7</text:span>_Some_arithmetic</text:p>
      <text:p text:style-name="P33"><text:tab/><text:span text:style-name="T35">A_Integer_numbers</text:span></text:p>
      <text:p text:style-name="P33"><text:tab/>B_Prime_numbers</text:p>
      <text:p text:style-name="P33"><text:tab/>C_Prime_factors</text:p>
      <text:p text:style-name="P33"><text:tab/>D_Prime_Num_array</text:p>
      <text:p text:style-name="P33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31"/>
      <text:p text:style-name="P31"/>
      <text:p text:style-name="P31"/>
      <text:p text:style-name="P56"/>
      <text:p text:style-name="P57">Final Tests</text:p>
      <text:p text:style-name="P39"/>
      <text:p text:style-name="P8">0_project_zero<text:span text:style-name="T3"><text:tab/></text:span><text:span text:style-name="T9">Comments OK</text:span></text:p>
      <text:p text:style-name="P41"><text:tab/><text:tab/><text:tab/>Hex files<text:tab/><text:span text:style-name="T29">All OK</text:span></text:p>
      <text:p text:style-name="P42"><text:tab/><text:tab/><text:tab/><text:span text:style-name="T38">PDF files<text:tab/>0_project_zero_A <text:s text:c="4"/>Time date stamp has changed</text:span></text:p>
      <text:p text:style-name="P53"><text:tab/><text:tab/><text:tab/><text:tab/><text:tab/>0_project_zero_B <text:s text:c="4"/></text:p>
      <text:p text:style-name="P42"><text:tab/><text:tab/><text:tab/><text:tab/><text:tab/><text:span text:style-name="T38">0_project_zero_C <text:s text:c="4"/></text:span></text:p>
      <text:p text:style-name="P42"><text:tab/><text:tab/><text:tab/><text:tab/><text:tab/><text:span text:style-name="T38">0_project_zero_D <text:s text:c="3"/></text:span></text:p>
      <text:p text:style-name="P19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19"><text:span text:style-name="T11"><text:tab/><text:tab/><text:tab/></text:span><text:span text:style-name="T18">PDF Files<text:tab/>1_first_project_A<text:tab/>OK</text:span></text:p>
      <text:p text:style-name="P20"><text:span text:style-name="T18"><text:tab/><text:tab/><text:tab/><text:tab/><text:tab/>1_first_project_</text:span><text:span text:style-name="T19">B</text:span><text:span text:style-name="T18"><text:tab/>OK</text:span></text:p>
      <text:p text:style-name="P21"><text:span text:style-name="T18"><text:tab/><text:tab/><text:tab/><text:tab/><text:tab/>1_first_project_</text:span><text:span text:style-name="T20">C</text:span><text:span text:style-name="T18"><text:tab/>OK</text:span></text:p>
      <text:p text:style-name="P22"><text:span text:style-name="T18"><text:tab/><text:tab/><text:tab/><text:tab/><text:tab/>1_first_project_</text:span><text:span text:style-name="T21">D</text:span><text:span text:style-name="T18"><text:tab/>OK</text:span></text:p>
      <text:p text:style-name="P23"><text:span text:style-name="T18"><text:tab/><text:tab/><text:tab/><text:tab/><text:tab/>1_first_project_</text:span><text:span text:style-name="T22">E</text:span><text:span text:style-name="T18"><text:tab/>OK</text:span></text:p>
      <text:p text:style-name="P24"><text:span text:style-name="T18"><text:tab/><text:tab/><text:tab/><text:tab/><text:tab/>1_first_project_</text:span><text:span text:style-name="T23">F</text:span><text:span text:style-name="T18"><text:tab/>OK</text:span></text:p>
      <text:p text:style-name="P54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43"><text:tab/><text:tab/><text:tab/>Hex Files<text:tab/><text:span text:style-name="T30">All OK</text:span></text:p>
      <text:p text:style-name="P43"><text:tab/><text:tab/><text:tab/><text:span text:style-name="T39">PDF files<text:tab/>All OK Printed on A3</text:span></text:p>
      <text:p text:style-name="P43"/>
      <text:p text:style-name="P25">3_Receiver_Transmitter_Basic</text:p>
      <text:p text:style-name="P25"><text:tab/>1_askii_code</text:p>
      <text:p text:style-name="P25"><text:tab/><text:tab/><text:span text:style-name="T14">Comments OK</text:span></text:p>
      <text:p text:style-name="P47"><text:tab/><text:tab/><text:span text:style-name="T33">Hex Files<text:tab/>All OK</text:span></text:p>
      <text:p text:style-name="P47"><text:tab/><text:tab/><text:span text:style-name="T40">PDF files<text:tab/>All OK</text:span></text:p>
      <text:p text:style-name="P25"/>
      <text:p text:style-name="P25"><text:tab/>2_Bin_to_String</text:p>
      <text:p text:style-name="P25"><text:tab/><text:tab/><text:span text:style-name="T14">Comments OK</text:span></text:p>
      <text:p text:style-name="P48"><text:tab/><text:tab/><text:span text:style-name="T33">Hex Files<text:tab/>All OK</text:span></text:p>
      <text:p text:style-name="P49"><text:tab/><text:tab/><text:span text:style-name="T40">PDF files<text:tab/>All OK</text:span></text:p>
      <text:p text:style-name="P46"/>
      <text:p text:style-name="P25"><text:tab/>3_String_to_Bin</text:p>
      <text:p text:style-name="P25"><text:tab/><text:tab/><text:span text:style-name="T14">Comments OK</text:span></text:p>
      <text:p text:style-name="P58"><text:tab/><text:tab/><text:span text:style-name="T33">Hex Files<text:tab/>All OK</text:span></text:p>
      <text:p text:style-name="P59"><text:tab/><text:tab/><text:span text:style-name="T40">PDF files<text:tab/>All OK</text:span></text:p>
      <text:p text:style-name="P25"/>
      <text:p text:style-name="P25"><text:tab/>4_Char_numbers</text:p>
      <text:p text:style-name="P25"><text:tab/><text:tab/><text:span text:style-name="T14">Comments OK</text:span></text:p>
      <text:p text:style-name="P60"><text:tab/><text:span text:style-name="T33">Hex File<text:tab/>OK</text:span></text:p>
      <text:p text:style-name="P64"><text:tab/>PDF file<text:tab/>OK</text:p>
      <text:p text:style-name="P25"/>
      <text:p text:style-name="P25"><text:tab/>5_Hex_numbers</text:p>
      <text:p text:style-name="P25"><text:tab/><text:tab/><text:span text:style-name="T14">Comments OK</text:span></text:p>
      <text:p text:style-name="P63"><text:tab/><text:span text:style-name="T33">Hex File<text:tab/>OK</text:span></text:p>
      <text:p text:style-name="P63"><text:tab/><text:span text:style-name="T41">PDF file<text:tab/>OK</text:span></text:p>
      <text:p text:style-name="P25"/>
      <text:p text:style-name="P25"><text:tab/>6_Simple_division</text:p>
      <text:p text:style-name="P25"><text:tab/><text:tab/><text:span text:style-name="T14">Comments OK</text:span></text:p>
      <text:p text:style-name="P62"><text:tab/><text:span text:style-name="T33">Hex File<text:tab/>OK</text:span></text:p>
      <text:p text:style-name="P62"><text:soft-page-break/><text:tab/><text:span text:style-name="T41">PDF file<text:tab/>OK</text:span></text:p>
      <text:p text:style-name="P25"/>
      <text:p text:style-name="P25"><text:tab/>7_Screen_saver</text:p>
      <text:p text:style-name="P25"><text:tab/><text:tab/><text:span text:style-name="T14">Comments OK</text:span></text:p>
      <text:p text:style-name="P61"><text:tab/><text:span text:style-name="T33">Hex File<text:tab/>OK</text:span></text:p>
      <text:p text:style-name="P61"><text:tab/><text:span text:style-name="T41">PDF file<text:tab/>OK</text:span></text:p>
      <text:p text:style-name="P39"/>
      <text:p text:style-name="P39"><text:tab/><text:span text:style-name="T31">8_Integer_numbers</text:span></text:p>
      <text:p text:style-name="P39"><text:span text:style-name="T31"><text:tab/><text:tab/></text:span><text:span text:style-name="T32">Comments OK</text:span></text:p>
      <text:p text:style-name="P60"><text:tab/><text:span text:style-name="T33">Hex File<text:tab/>OK</text:span></text:p>
      <text:p text:style-name="P60"><text:tab/><text:span text:style-name="T41">PDF file<text:tab/>OK</text:span></text:p>
      <text:p text:style-name="P60"/>
      <text:p text:style-name="P60"/>
      <text:p text:style-name="P9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40"><text:span text:style-name="T31"><text:tab/><text:tab/></text:span><text:span text:style-name="T32">Comments OK</text:span></text:p>
      <text:p text:style-name="P65"><text:tab/><text:tab/><text:span text:style-name="T33">Hex File<text:tab/>OK</text:span></text:p>
      <text:p text:style-name="P66"><text:tab/><text:tab/><text:span text:style-name="T41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77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36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77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36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77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36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77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36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77"><text:span text:style-name="T12"><text:tab/><text:tab/></text:span><text:span text:style-name="T24">PDF file<text:tab/>OK</text:span></text:p>
      <text:p text:style-name="P44"/>
      <text:p text:style-name="P11">5_Interrupts</text:p>
      <text:p text:style-name="P11"><text:tab/></text:p>
      <text:p text:style-name="P11"><text:tab/>1_Interrupt_basic</text:p>
      <text:p text:style-name="P13"><text:tab/><text:span text:style-name="T36"><text:tab/></text:span><text:span text:style-name="T14">Comments OK</text:span></text:p>
      <text:p text:style-name="P14"><text:tab/><text:span text:style-name="T12">Hex Files<text:tab/>All OK</text:span></text:p>
      <text:p text:style-name="P45"/>
      <text:p text:style-name="P11"><text:tab/>2_Pin_Change_Interrupt</text:p>
      <text:p text:style-name="P13"><text:soft-page-break/><text:tab/><text:span text:style-name="T36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36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36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36"><text:tab/></text:span><text:span text:style-name="T14">Comments OK</text:span></text:p>
      <text:p text:style-name="P79"><text:span text:style-name="T14"><text:tab/><text:tab/></text:span><text:span text:style-name="T12">Hex File<text:tab/>OK</text:span></text:p>
      <text:p text:style-name="P11"/>
      <text:p text:style-name="P11"><text:tab/>6_Roots_with_interrupt</text:p>
      <text:p text:style-name="P13"><text:tab/><text:span text:style-name="T36"><text:tab/></text:span><text:span text:style-name="T14">Comments OK</text:span></text:p>
      <text:p text:style-name="P79"><text:span text:style-name="T14"><text:tab/><text:tab/></text:span><text:span text:style-name="T12">Hex File<text:tab/>OK</text:span></text:p>
      <text:p text:style-name="P11"/>
      <text:p text:style-name="P11"/>
      <text:p text:style-name="P11"><text:span text:style-name="T43">6_Prime_numbers</text:span></text:p>
      <text:p text:style-name="P34"/>
      <text:p text:style-name="P50"><text:tab/>A_Prime_numbers</text:p>
      <text:p text:style-name="P50"><text:tab/><text:tab/><text:span text:style-name="T37">Comments</text:span></text:p>
      <text:p text:style-name="P51"><text:tab/><text:tab/><text:span text:style-name="T33">Hex File<text:tab/>OK</text:span></text:p>
      <text:p text:style-name="P50"/>
      <text:p text:style-name="P50"><text:tab/>B_Prime_factors</text:p>
      <text:p text:style-name="P51"><text:tab/><text:tab/><text:span text:style-name="T37">Comments</text:span></text:p>
      <text:p text:style-name="P51"><text:tab/><text:tab/><text:span text:style-name="T33">Hex File<text:tab/>OK</text:span></text:p>
      <text:p text:style-name="P50"/>
      <text:p text:style-name="P50"><text:tab/>C_Prime_Num_array</text:p>
      <text:p text:style-name="P51"><text:tab/><text:tab/><text:span text:style-name="T37">Comments</text:span></text:p>
      <text:p text:style-name="P51"><text:tab/><text:tab/><text:span text:style-name="T33">Hex File<text:tab/>OK</text:span></text:p>
      <text:p text:style-name="P50"/>
      <text:p text:style-name="P50"><text:tab/>D_Prime_Factors_fast</text:p>
      <text:p text:style-name="P51"><text:tab/><text:tab/><text:span text:style-name="T37">Comments</text:span></text:p>
      <text:p text:style-name="P51"><text:tab/><text:tab/><text:span text:style-name="T33">Hex File<text:tab/>OK</text:span></text:p>
      <text:p text:style-name="P50"/>
      <text:p text:style-name="P50"><text:tab/>E_Prime_numbers_extra</text:p>
      <text:p text:style-name="P51"><text:tab/><text:tab/><text:span text:style-name="T37">Comments</text:span></text:p>
      <text:p text:style-name="P51"><text:tab/><text:tab/><text:span text:style-name="T33">Hex File<text:tab/>OK</text:span></text:p>
      <text:p text:style-name="P50"/>
      <text:p text:style-name="P35"/>
      <text:p text:style-name="P26">7_Timers</text:p>
      <text:p text:style-name="P30"/>
      <text:p text:style-name="P30"/>
      <text:p text:style-name="P83">7A_String_only_clock</text:p>
      <text:p text:style-name="P85"><text:tab/>Comments<text:tab/>OK</text:p>
      <text:p text:style-name="P86"><text:tab/><text:span text:style-name="T33">Hex File<text:tab/>OK</text:span></text:p>
      <text:p text:style-name="P83"/>
      <text:p text:style-name="P83">7B_calculator_based_clock</text:p>
      <text:p text:style-name="P85"><text:tab/>Comments<text:tab/>OK</text:p>
      <text:p text:style-name="P86"><text:soft-page-break/><text:tab/><text:span text:style-name="T33">Hex File<text:tab/>OK</text:span></text:p>
      <text:p text:style-name="P83"/>
      <text:p text:style-name="P83">7C_mini_OS_clock</text:p>
      <text:p text:style-name="P85"><text:tab/>Comments<text:tab/>OK</text:p>
      <text:p text:style-name="P86"><text:tab/><text:span text:style-name="T33">Hex File<text:tab/>OK</text:span></text:p>
      <text:p text:style-name="P83"/>
      <text:p text:style-name="P83">7D_mini_OS_clock_with_adjustment</text:p>
      <text:p text:style-name="P85"><text:tab/>Comments<text:tab/>OK</text:p>
      <text:p text:style-name="P86"><text:tab/><text:span text:style-name="T33">Hex File<text:tab/>OK</text:span></text:p>
      <text:p text:style-name="P83"/>
      <text:p text:style-name="P83">7E_Stand_a_lone_clock</text:p>
      <text:p text:style-name="P85"><text:tab/>Comments<text:tab/>OK</text:p>
      <text:p text:style-name="P86"><text:tab/><text:span text:style-name="T33">Hex File<text:tab/>OK</text:span></text:p>
      <text:p text:style-name="P83">7F_Stop_watch</text:p>
      <text:p text:style-name="P85"><text:tab/>Comments<text:tab/>OK</text:p>
      <text:p text:style-name="P86"><text:tab/><text:span text:style-name="T33">Hex File<text:tab/>OK</text:span></text:p>
      <text:p text:style-name="P84"/>
      <text:p text:style-name="P28"/>
      <text:p text:style-name="P28"/>
      <text:p text:style-name="P28"/>
      <text:p text:style-name="P28">8_Input_from_switches</text:p>
      <text:p text:style-name="P27"/>
      <text:p text:style-name="P27"><text:tab/>1_String_from_IO</text:p>
      <text:p text:style-name="P28"><text:tab/><text:tab/><text:span text:style-name="T17">Comments</text:span></text:p>
      <text:p text:style-name="P52"><text:tab/><text:tab/><text:span text:style-name="T33">Hex File<text:tab/><text:tab/>OK</text:span></text:p>
      <text:p text:style-name="P27"/>
      <text:p text:style-name="P27"><text:tab/>2_INT_from_IO</text:p>
      <text:p text:style-name="P28"><text:tab/><text:tab/><text:span text:style-name="T17">Comments</text:span></text:p>
      <text:p text:style-name="P52"><text:tab/><text:tab/><text:span text:style-name="T33">Hex File<text:tab/><text:tab/>OK</text:span></text:p>
      <text:p text:style-name="P28"/>
      <text:p text:style-name="P27"><text:tab/>3_Square_roots</text:p>
      <text:p text:style-name="P28"><text:tab/><text:tab/><text:span text:style-name="T17">Comments</text:span></text:p>
      <text:p text:style-name="P52"><text:tab/><text:tab/><text:span text:style-name="T33">Hex File<text:tab/><text:tab/>OK</text:span></text:p>
      <text:p text:style-name="P28"/>
      <text:p text:style-name="P27"><text:tab/>4_Fraction_to_decimal</text:p>
      <text:p text:style-name="P28"><text:tab/><text:tab/><text:span text:style-name="T17">Comments</text:span></text:p>
      <text:p text:style-name="P52"><text:tab/><text:tab/><text:span text:style-name="T33">Hex File<text:tab/><text:tab/>OK</text:span></text:p>
      <text:p text:style-name="P28"/>
      <text:p text:style-name="P27"><text:tab/>5_Calculator</text:p>
      <text:p text:style-name="P28"><text:tab/><text:tab/><text:span text:style-name="T17">Comments</text:span></text:p>
      <text:p text:style-name="P52"><text:tab/><text:tab/><text:span text:style-name="T33">Hex File<text:tab/><text:tab/>OK</text:span></text:p>
      <text:p text:style-name="P28"/>
      <text:p text:style-name="P27"/>
      <text:p text:style-name="P27"/>
      <text:p text:style-name="P27"/>
      <text:p text:style-name="P27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04T16:43:52.510000000</dc:date>
    <meta:editing-duration>PT11H4M39S</meta:editing-duration>
    <meta:editing-cycles>65</meta:editing-cycles>
    <meta:document-statistic meta:table-count="0" meta:image-count="0" meta:object-count="0" meta:page-count="7" meta:paragraph-count="223" meta:word-count="572" meta:character-count="4462" meta:non-whitespace-character-count="3763"/>
  </office:meta>
</office:document-meta>
</file>